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style:font-size-asian="12pt" style:font-size-complex="12pt"/>
    </style:style>
    <style:style style:name="P1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thority Force</text:p>
      <text:p text:style-name="P1"/>
      <text:p text:style-name="P3">Visualización</text:p>
      <text:p text:style-name="P1"/>
      <text:p text:style-name="P8">1. MENU PRINCIPAL</text:p>
      <text:p text:style-name="P5">En el centro de la pantalla aparece el logo de Autority Force, y a su alrededor los operadores de la unidad, a continuación se muestra los botones del menú.</text:p>
      <text:p text:style-name="P5"/>
      <text:p text:style-name="P4"><text:tab/>1.2 Botones:</text:p>
      <text:p text:style-name="P6"><text:span text:style-name="T2"><text:tab/><text:tab/></text:span>- Jugar <text:span text:style-name="T3">(Inferior izquierda 1).</text:span></text:p>
      <text:list xml:id="list12495204421" text:style-name="L1">
        <text:list-item>
          <text:list>
            <text:list-item>
              <text:list>
                <text:list-header>
                  <text:p text:style-name="P10">- Cargar <text:span text:style-name="T3">(Inferior izquierda 2).</text:span></text:p>
                </text:list-header>
              </text:list>
            </text:list-item>
          </text:list>
        </text:list-item>
      </text:list>
      <text:p text:style-name="P6"><text:tab/><text:tab/>- Opciones <text:span text:style-name="T3">(Inferior izquierda 3).</text:span></text:p>
      <text:p text:style-name="P6"><text:tab/><text:tab/>- Créditos <text:span text:style-name="T3">(Inferior izquierda 4).</text:span></text:p>
      <text:p text:style-name="P6"><text:tab/><text:tab/>- Ayuda <text:span text:style-name="T3">(Superior derecha).</text:span></text:p>
      <text:p text:style-name="P6"><text:tab/><text:tab/>- Salir <text:span text:style-name="T3">(Superior izquierda).</text:span></text:p>
      <text:p text:style-name="P6"/>
      <text:p text:style-name="P4"/>
      <text:p text:style-name="P8">2. JUGAR</text:p>
      <text:p text:style-name="P5">Los personajes, centrados uno al lado del otro. <text:s/>Cuando se selecciona un personaje, el otro desaparece y aparece la información relativa al personaje seleccionado.</text:p>
      <text:p text:style-name="P5"/>
      <text:p text:style-name="P4"><text:tab/>2.1. Botones:</text:p>
      <text:p text:style-name="Standard"><text:tab/><text:tab/>- <text:span text:style-name="T6">Los dibujos de los personajes también hace de botón</text:span></text:p>
      <text:p text:style-name="P5"><text:tab/><text:tab/>- Atras <text:span text:style-name="T3">(Inferior izquierda).</text:span></text:p>
      <text:p text:style-name="P5"><text:tab/><text:tab/>- Jugar <text:span text:style-name="T3">(Dinamico)</text:span></text:p>
      <text:p text:style-name="P5"/>
      <text:p text:style-name="P5"/>
      <text:p text:style-name="P8">3. LOAD GAME</text:p>
      <text:p text:style-name="P5">Una lista con las partidas guardadas, con los siguientes campos</text:p>
      <text:p text:style-name="P4"/>
      <text:p text:style-name="P4"><text:tab/>3.1. Campos de la tabla: </text:p>
      <text:p text:style-name="P4"><text:tab/><text:tab/><text:span text:style-name="T1">- Fecha </text:span><text:span text:style-name="T4">(Fecha del guardado de la partida).</text:span></text:p>
      <text:p text:style-name="P5"><text:tab/><text:tab/>- Nombre del mapa <text:span text:style-name="T3">(Nombre de la última pantalla jugada)</text:span>. </text:p>
      <text:p text:style-name="P5"><text:tab/><text:tab/>- Personaje <text:span text:style-name="T3">(protagonista de la partida con el nombre del jugador)</text:span>. </text:p>
      <text:p text:style-name="P5"><text:tab/><text:tab/>- Dificultad <text:span text:style-name="T3">(Dificultad <text:s/>de la partida).</text:span></text:p>
      <text:p text:style-name="P5"><text:tab/><text:tab/>- Puntuación <text:span text:style-name="T3">(Puntuación de la partida).</text:span></text:p>
      <text:p text:style-name="P5"/>
      <text:p text:style-name="P4"><text:tab/>3.2. Botones: </text:p>
      <text:p text:style-name="P5"><text:tab/><text:tab/>- Atras <text:span text:style-name="T3">(Centro 1).</text:span></text:p>
      <text:p text:style-name="P5"><text:tab/><text:tab/>- Cargar <text:span text:style-name="T3">(Centro 2).</text:span></text:p>
      <text:p text:style-name="P5"><text:tab/><text:tab/>- Eliminar <text:span text:style-name="T3">(Centro 3).</text:span></text:p>
      <text:p text:style-name="P5"/>
      <text:p text:style-name="P4"/>
      <text:p text:style-name="P4"/>
      <text:p text:style-name="P7">4. OPCIONES</text:p>
      <text:p text:style-name="P5">En una unica pantalla se muestran todas las opciones del juego</text:p>
      <text:p text:style-name="P5"/>
      <text:p text:style-name="P4"><text:tab/>4.1. Distribución del menú en secciones:</text:p>
      <text:p text:style-name="P5"><text:tab/></text:p>
      <text:p text:style-name="P5"><text:span text:style-name="T2"><text:tab/><text:tab/>4.1.1. Juego</text:span> <text:span text:style-name="T3">(Superior izquierda)</text:span><text:span text:style-name="T5">:</text:span><text:span text:style-name="T3"> </text:span></text:p>
      <text:p text:style-name="P5"><text:tab/><text:tab/><text:tab/>- Dificultad <text:span text:style-name="T5">(3 posiciones).</text:span></text:p>
      <text:p text:style-name="P5"><text:tab/><text:tab/><text:tab/>- Posicion del Hud <text:span text:style-name="T5">(On/Off).</text:span></text:p>
      <text:p text:style-name="P5"><text:tab/></text:p>
      <text:p text:style-name="P5"><text:span text:style-name="T2"><text:tab/><text:tab/>4.1.2. Sonido </text:span><text:span text:style-name="T3">(Superior derecha):</text:span></text:p>
      <text:p text:style-name="P5"><text:tab/><text:tab/><text:tab/>- Volumen general <text:span text:style-name="T5">(On/Off).</text:span></text:p>
      <text:p text:style-name="P5"><text:tab/><text:tab/><text:tab/>- Volumen música <text:span text:style-name="T5">(3 posiciones). </text:span></text:p>
      <text:p text:style-name="P5"><text:tab/><text:tab/><text:tab/>- Volumen sonidos <text:span text:style-name="T5">(3 posiciones).</text:span></text:p>
      <text:p text:style-name="P5"><text:tab/></text:p>
      <text:p text:style-name="P5"><text:span text:style-name="T2"><text:tab/><text:tab/>4.1.3. Monitor </text:span><text:span text:style-name="T3">(Inferior Izquierda):</text:span></text:p>
      <text:p text:style-name="P5"><text:tab/><text:tab/><text:tab/>- FPS <text:span text:style-name="T5">(On/Off) </text:span><text:span text:style-name="T3">(Muesta FPS en pantalla durante el juego).</text:span></text:p>
      <text:p text:style-name="P5"><text:tab/><text:tab/><text:tab/>- CPU (On/Off) <text:span text:style-name="T3">(Muestra uso de CPU en pantalla durante el juego).</text:span></text:p>
      <text:p text:style-name="P5"/>
      <text:p text:style-name="P5"><text:span text:style-name="T2"><text:tab/><text:tab/>4.1.4. Sistema</text:span>(Inferior derecha):</text:p>
      <text:p text:style-name="P5"><text:tab/><text:tab/><text:tab/>- Modo vuelo (On/Off) <text:span text:style-name="T3">(Activa el modo avión del dispositivo).</text:span></text:p>
      <text:p text:style-name="P5"><text:tab/><text:tab/><text:tab/>- Brillo (<text:span text:style-name="T5">3 posiciones</text:span>) <text:span text:style-name="T3">(Modifica el brillo del dispositivo).</text:span></text:p>
      <text:p text:style-name="P5"/>
      <text:p text:style-name="P4"><text:tab/>4.2. Botones: </text:p>
      <text:p text:style-name="P5"><text:tab/><text:tab/>- Ok (<text:span text:style-name="T3">Confirma los canvios, vuelve al menu anterior).</text:span></text:p>
      <text:p text:style-name="P5"/>
      <text:p text:style-name="P5"/>
      <text:p text:style-name="P4">5. MENU AYUDA</text:p>
      <text:p text:style-name="P5">Tres activities navegables por slide, donde se explica el funcionamiento del juego:</text:p>
      <text:p text:style-name="P4"/>
      <text:p text:style-name="P5"><text:tab/><text:span text:style-name="T2">5.1. Información armas: </text:span>Imagen de algunas armas y descripción de sus atributos y <text:tab/>características.</text:p>
      <text:p text:style-name="P5"/>
      <text:p text:style-name="P5"><text:tab/><text:span text:style-name="T2">5.2. Información de blindaje: </text:span>Imagen de algunas armaduras y descripción de sus atributos y <text:tab/>características.</text:p>
      <text:p text:style-name="P5"/>
      <text:p text:style-name="P5"><text:tab/><text:span text:style-name="T2">5.3. Información Objetos misceláneos: </text:span>Imagen de algunas objetos y descripción de sus <text:tab/>atributos y características.</text:p>
      <text:p text:style-name="P5"/>
      <text:p text:style-name="P4"/>
      <text:p text:style-name="P4"/>
      <text:p text:style-name="P7">6. PANTALLA DE JUEGO</text:p>
      <text:p text:style-name="P5">Pantalla del Gameplay</text:p>
      <text:p text:style-name="P4"/>
      <text:p text:style-name="P4"><text:tab/>6.1. Elementos en pantalla:</text:p>
      <text:p text:style-name="P4"/>
      <text:p text:style-name="P4"><text:tab/><text:tab/>6.1.1. Cara del personaje: <text:span text:style-name="T1">Se muestra la cara del personaje dentro del hud</text:span></text:p>
      <text:p text:style-name="P4"/>
      <text:p text:style-name="P4"><text:tab/><text:tab/>6.1.2. Barra de vida horizontal: <text:span text:style-name="T1">Se muestra de color verde por encima del 50%, <text:tab/><text:tab/><text:tab/>naranja entre el 50 y el 25% y roja por debajo del 25%. </text:span></text:p>
      <text:p text:style-name="P5"/>
      <text:p text:style-name="P4"><text:tab/><text:tab/>6.1.3. Puntuación: Puntuación<text:span text:style-name="T1"> de la partida en tiempo real.</text:span></text:p>
      <text:p text:style-name="P5"><text:tab/></text:p>
      <text:p text:style-name="P5"><text:tab/><text:tab/><text:span text:style-name="T2">6.1.4.</text:span> <text:span text:style-name="T2">Informacion</text:span> <text:span text:style-name="T2">Arma:</text:span> Imagen del arma equipada, con un numero indicando la <text:tab/><text:tab/><text:tab/>cantidad de munición disponible<text:tab/><text:tab/><text:tab/></text:p>
      <text:p text:style-name="P5"/>
      <text:p text:style-name="P4"><text:tab/><text:tab/>6.1.5. Información de Arma secundaria: <text:span text:style-name="T1">Indica la cantidad de munición disponible.</text:span></text:p>
      <text:p text:style-name="P4"/>
      <text:p text:style-name="P4"><text:tab/><text:tab/>6.1. 6.Botón 1: <text:span text:style-name="T1">Ataque primario.</text:span></text:p>
      <text:p text:style-name="P5"/>
      <text:p text:style-name="P4"><text:tab/><text:tab/>6.1.7. Botón 2:<text:span text:style-name="T1"> Ataque secundario.</text:span></text:p>
      <text:p text:style-name="P5"/>
      <text:p text:style-name="P4"><text:span text:style-name="T1"><text:tab/><text:tab/></text:span>6.1.8. Pad: <text:span text:style-name="T1">Joystick de movimiento, en 8 direccion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Martinez</meta:initial-creator>
    <meta:creation-date>2013-03-22T20:23:46</meta:creation-date>
    <dc:date>2013-05-26T18:36:02</dc:date>
    <dc:creator>toni </dc:creator>
    <meta:editing-duration>PT3H21M20S</meta:editing-duration>
    <meta:editing-cycles>41</meta:editing-cycles>
    <meta:generator>LibreOffice/3.5$Linux_x86 LibreOffice_project/350m1$Build-2</meta:generator>
    <meta:document-statistic meta:table-count="0" meta:image-count="0" meta:object-count="0" meta:page-count="3" meta:paragraph-count="67" meta:word-count="457" meta:character-count="2987" meta:non-whitespace-character-count="2473"/>
  </office:meta>
</office:document-meta>
</file>